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5" style:family="paragraph" style:parent-style-name="Standard">
      <style:paragraph-properties style:text-autospace="none"/>
      <style:text-properties fo:font-size="9pt" style:font-size-asian="9pt" style:font-size-complex="9pt"/>
    </style:style>
    <style:style style:name="P16"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9"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5" style:family="paragraph" style:parent-style-name="Standard">
      <style:paragraph-properties fo:margin-top="0.199cm" fo:margin-bottom="0cm" fo:text-align="justify" style:justify-single-word="false"/>
      <style:text-properties style:font-name="Arial" fo:font-size="10.5pt" fo:language="es" fo:country="MX" style:font-size-asian="10.5pt" style:font-name-complex="Arial" style:font-size-complex="10.5pt"/>
    </style:style>
    <style:style style:name="P26" style:family="paragraph" style:parent-style-name="Standard">
      <style:paragraph-properties fo:margin-top="0.199cm" fo:margin-bottom="0cm"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7" style:family="paragraph" style:parent-style-name="WW-Texto_20_independiente_20_2">
      <style:paragraph-properties fo:margin-top="0.199cm" fo:margin-bottom="0cm"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9"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30"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31" style:family="paragraph" style:parent-style-name="Standard" style:list-style-name="L1">
      <style:paragraph-properties fo:margin-left="1.249cm" fo:margin-right="0cm" fo:margin-top="0.101cm" fo:margin-bottom="0cm"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Arial" fo:font-size="10pt" fo:font-weight="bold" style:font-size-asian="10pt" style:font-weight-asian="bold" style:font-name-complex="Arial" style:font-size-complex="10pt"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fo:font-weight="bold" style:font-weight-asian="bold" style:font-weight-complex="bold"/>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style:use-window-font-color="true"/>
    </style:style>
    <style:style style:name="T9" style:family="text">
      <style:text-properties style:use-window-font-color="true" fo:font-weight="bold" style:font-weight-asian="bold" style:font-weight-complex="bold"/>
    </style:style>
    <style:style style:name="T10" style:family="text">
      <style:text-properties style:use-window-font-color="true"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language="en" fo:country="US"/>
    </style:style>
    <style:style style:name="T13" style:family="text">
      <style:text-properties fo:language="es" fo:country="MX" style:font-name-complex="Arial"/>
    </style:style>
    <style:style style:name="T14" style:family="text">
      <style:text-properties style:font-name="DejaVu Sans Mono" fo:language="es" fo:country="AR" fo:font-weight="bold" style:font-weight-asian="bold" style:font-name-complex="Courier New" style:font-weight-complex="bold"/>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ilando en GNU/Linux</text:p>
      <text:p text:style-name="P4"/>
      <text:p text:style-name="P5">El compilador FreePascal</text:p>
      <text:p text:style-name="P5"/>
      <text:p text:style-name="P25">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5">El compilador FreePascal existe para plataformas MS-DOS, MS-Windows, GNU/Linux, OS/2, AmigaOs, *BSD, etc. Está limitado a las arquitecturas Intel y Motorola. </text:p>
      <text:p text:style-name="P25">El compilador puede ser descargado de <text:a xlink:type="simple" xlink:href="http://www.freepascal.org/">http://www.freepascal.org</text:a> </text:p>
      <text:p text:style-name="P25">El alumno puede instalar la versión 2.4.0 siguiendo los pasos dados en el tutorial publicado por la cátedra.</text:p>
      <text:p text:style-name="P25">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5">Pascal define dos tipos básicos de archivos que se pueden compilar: los programas y las units. Los archivos de código fuente que se escriben con un editor de texto o con un IDE conviene que tengan extensión <text:span text:style-name="T3">.pp</text:span> o bien <text:span text:style-name="T3">.pas</text:span>. Al compilar programas obtendremos archivos ejecutables que tendrán el mismo nombre que el archivo fuente y carecerán de extensión mientras que si compilamos units obtendremos archivos <text:span text:style-name="T3">.ppu</text:span> que no son ejecutables.</text:p>
      <text:p text:style-name="P25">Además de un compilador y un linker, FreePascal a partir de su versión 2 incluye un IDE muy similar al IDE de los productos Borland (Turbo Pascal, Borland C, etc.) llamado <text:span text:style-name="T4">fp</text:span>. Para acceder a este IDE se debe tipear el siguiente comando:</text:p>
      <text:p text:style-name="P27"><text:tab/><text:tab/><text:tab/><text:tab/><text:span text:style-name="T5">fp </text:span><text:span text:style-name="T6">&lt;programa_pascal.pp&gt;</text:span></text:p>
      <text:p text:style-name="P25">Además es importante que el alumno tenga en cuenta que Freepascal brinda extensa documentación que se instala con en compilador.</text:p>
      <text:p text:style-name="P25">Dentro de la documentación podemos resaltar:</text:p>
      <text:list xml:id="list4732240471" text:style-name="L1">
        <text:list-item>
          <text:p text:style-name="P31"><text:span text:style-name="T3">Free Pascal Users manual (user.pdf):</text:span><text:span text:style-name="T7"> Describe la instalación y uso del compilador de Freepascal en las diferentes plataformas soportadas</text:span>.</text:p>
        </text:list-item>
        <text:list-item>
          <text:p text:style-name="P31"><text:span text:style-name="T3">Free Pascal Programmers manual (prog.pdf):</text:span> Describe las particularidades del compilador Freepascal, y describe a grandes rasgos el funcionamiento del mismo.</text:p>
        </text:list-item>
        <text:list-item>
          <text:p text:style-name="P31"><text:span text:style-name="T3">Free Pascal Reference guide (ref.pdf):</text:span> Describe todas las constantes, tipos, variables, funciones y procedimientos definidas en la unit System. Y en menor medida todas las estructuras soportadas y lista los tipos soportados.</text:p>
        </text:list-item>
        <text:list-item>
          <text:p text:style-name="P31"><text:span text:style-name="T3">Free Pascal Run-Time Library Reference guide (rtl.pdf):</text:span> Describe <text:s/>todas las constantes, tipos, variables, funciones y procedimientos definidas en las units que están instaladas con el compilador Freepascal.</text:p>
        </text:list-item>
      </text:list>
      <text:p text:style-name="P25">La ubicación de esta documentación difiere de un sistema operativo a otro, e inclusive de una distribución a otra. <text:span text:style-name="T8">En nuestro caso la documentación se encontrará en el directorio </text:span><text:span text:style-name="T9">/usr/share/doc/fpc-2.4.0/</text:span><text:span text:style-name="T10"> ó </text:span><text:span text:style-name="T9">/usr/local/doc/fpc-2.4.0/</text:span><text:span text:style-name="T10">, dependiendo de la opción elegida durante la instalación.</text:span></text:p>
      <text:p text:style-name="P26"/>
      <text:p text:style-name="P21">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3">prog01.pp</text:span>”.</text:p>
      <text:p text:style-name="P12"><draw:frame draw:style-name="fr1" draw:name="Marco15" text:anchor-type="paragraph" svg:x="0.829cm" svg:y="0.148cm" svg:width="13.339cm" svg:height="3.136cm" draw:z-index="11"><draw:text-box><text:p text:style-name="P14">program Hello;</text:p><text:p text:style-name="P14"/><text:p text:style-name="P14">begin</text:p><text:p text:style-name="P14"><text:s text:c="3"/></text:p><text:p text:style-name="P14"><text:s text:c="4"/>Writeln('Hola Mundo!!!');</text:p><text:p text:style-name="P14"/><text:p text:style-name="P14">end.</text:p><text:p text:style-name="Standard"/></draw:text-box></draw:frame></text:p>
      <text:p text:style-name="P17">Para compilar el archivo escriba:</text:p>
      <text:p text:style-name="P17"><text:tab/><text:tab/><text:tab/></text:p>
      <text:p text:style-name="P17"><text:tab/><text:tab/><text:tab/><text:tab/><text:span text:style-name="T5">fpc prog01.pp</text:span></text:p>
      <text:p text:style-name="P17"/>
      <text:p text:style-name="P17">O si está usando el IDE presione la combinación de teclas ALT+F9.</text:p>
      <text:p text:style-name="P17"/>
      <text:p text:style-name="P17">En unos instantes, si todo ha ido bien durante la compilación y el enlazado, obtendrá un archivo ejecutable con el nombre <text:span text:style-name="T5">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4">**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4"><text:span text:style-name="T11">Mi recomendación sería:</text:span> para editar en modo texto <text:span text:style-name="T3">mcedit</text:span> (el editor del <text:span text:style-name="T12">Midnight</text:span> <text:span text:style-name="T12">Commander</text:span>), o bien algún otro editor de texto como <text:span text:style-name="T3">vi</text:span> o <text:span text:style-name="T3">pico</text:span><text:span text:style-name="T7">, si se usa la consola, o bien puede usar algún editor del entorno gráfico y luego compilar por consola</text:span></text:p>
      <text:p text:style-name="P9"/>
      <text:p text:style-name="P9">Para ejecutar el programa recíen compilado escriba:</text:p>
      <text:p text:style-name="P17"><text:tab/><text:tab/><text:tab/></text:p>
      <text:p text:style-name="P17"><text:tab/><text:tab/><text:tab/><text:tab/><text:span text:style-name="T5">./prog01</text:span></text:p>
      <text:p text:style-name="P17"/>
      <text:p text:style-name="P17">Hace falta el <text:span text:style-name="T5">./</text:span> debido a que GNU/Linux no incluye el directorio actual en el PATH.</text:p>
      <text:p text:style-name="P9">En caso de estar usando el IDE puede ejecutar el programa con las<text:span text:style-name="T13"> teclas CTRL+F9.</text:span></text:p>
      <text:p text:style-name="P6"/>
      <text:p text:style-name="P22">Compilando unos ejemplos (Repaso de lenguaje Pascal)</text:p>
      <text:p text:style-name="P10"/>
      <text:p text:style-name="P13">Escriba el siguiente programa y nómbrelo “<text:span text:style-name="T3">prog02.pp</text:span>” y compílelo y ejecútelo.</text:p>
      <text:p text:style-name="P20"><draw:frame draw:style-name="fr1" draw:name="Marco4" text:anchor-type="paragraph" svg:x="0.614cm" svg:y="0.265cm" svg:width="13.771cm" svg:height="4.625cm" draw:z-index="0"><draw:text-box><text:p text:style-name="P14">program Calcular_Area_del_triangulo;</text:p><text:p text:style-name="P14"/><text:p text:style-name="P14">var <text:s text:c="2"/></text:p><text:p text:style-name="P14"><text:s text:c="3"/>base, altura, area : real; </text:p><text:p text:style-name="P14"/><text:p text:style-name="P14">begin</text:p><text:p text:style-name="P14"><text:s text:c="3"/>base := 2.4;</text:p><text:p text:style-name="P14"><text:s text:c="3"/>altura := 5.3;</text:p><text:p text:style-name="P14"><text:s text:c="3"/>area := 0.5*base*altura;</text:p><text:p text:style-name="P14"><text:s text:c="3"/>Writeln(area);</text:p><text:p text:style-name="P14">end.</text:p><text:p text:style-name="Standard"/></draw:text-box></draw:frame></text:p>
      <text:p text:style-name="P18">Escriba el siguiente programa y nómbrelo “<text:span text:style-name="T3">prog03.pp</text:span>” y compílelo y ejecútelo.</text:p>
      <text:p text:style-name="P20"><draw:frame draw:style-name="fr1" draw:name="Marco5" text:anchor-type="paragraph" svg:x="0.614cm" svg:y="0.265cm" svg:width="13.771cm" svg:height="6.251cm" draw:z-index="1"><draw:text-box><text:p text:style-name="P15"><text:span text:style-name="T14">program</text:span> <text:span text:style-name="T14">Calcular_R_a_la_N;</text:span></text:p><text:p text:style-name="P14"/><text:p text:style-name="P14">uses Math;</text:p><text:p text:style-name="P14"/><text:p text:style-name="P14">var</text:p><text:p text:style-name="P14"><text:s text:c="3"/>r, n : Integer;</text:p><text:p text:style-name="P14"/><text:p text:style-name="P14">begin</text:p><text:p text:style-name="P14"><text:s text:c="3"/>Write('R: ');</text:p><text:p text:style-name="P14"><text:s text:c="3"/>Readln(r);</text:p><text:p text:style-name="P14"><text:s text:c="3"/>Write('N: ');</text:p><text:p text:style-name="P15"><text:s text:c="3"/><text:span text:style-name="T14">Readln(n);</text:span></text:p><text:p text:style-name="P14"><text:s text:c="3"/>Write('Resultado: ');</text:p><text:p text:style-name="P14"><text:s text:c="3"/>Writeln(r**n);</text:p><text:p text:style-name="P14">end.</text:p><text:p text:style-name="Standard"/></draw:text-box></draw:frame></text:p>
      <text:p text:style-name="P18">Escriba el siguiente programa y nómbrelo “<text:span text:style-name="T3">prog04.pp</text:span>” y compílelo y ejecútelo.</text:p>
      <text:p text:style-name="P20"><draw:frame draw:style-name="fr2" draw:name="Marco1" text:anchor-type="paragraph" svg:y="0.265cm" svg:width="13.839cm" svg:height="6.278cm" draw:z-index="4"><draw:text-box><text:p text:style-name="P14">program Calcular_R_a_la_N;</text:p><text:p text:style-name="P14"><text:s/>{ Este comentario está hecho con llaves }</text:p><text:p text:style-name="P14">uses Math;</text:p><text:p text:style-name="P14">var</text:p><text:p text:style-name="P14"><text:s text:c="3"/>r, n : Integer;</text:p><text:p text:style-name="P14"><text:s/>(* Este, en cambio, emplea la notación antigua de Pascal *)</text:p><text:p text:style-name="P14">begin</text:p><text:p text:style-name="P14"><text:s text:c="3"/>Write('R: '); // Desde las 2 barras hasta el final de linea es un comentario</text:p><text:p text:style-name="P14"><text:s text:c="3"/>Readln(r);</text:p><text:p text:style-name="P14"><text:s text:c="3"/>Write('N: ');</text:p><text:p text:style-name="P14"><text:s text:c="3"/>Readln(n);</text:p><text:p text:style-name="P14"><text:s text:c="3"/>Write('Resultado: ');</text:p><text:p text:style-name="P14"><text:s text:c="3"/>Writeln(r**n);</text:p><text:p text:style-name="P14">end.</text:p></draw:text-box></draw:frame></text:p>
      <text:p text:style-name="P18"/>
      <text:p text:style-name="P23">Escriba el siguiente programa y nómbrelo “<text:span text:style-name="T3">prog05.pp</text:span>” y compílelo y ejecútelo.</text:p>
      <text:p text:style-name="P20"><draw:frame draw:style-name="fr2" draw:name="Marco7" text:anchor-type="paragraph" svg:y="0.265cm" svg:width="13.783cm" svg:height="7.265cm" draw:z-index="6"><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nd.</text:p></draw:text-box></draw:frame></text:p>
      <text:p text:style-name="P18">Escriba el siguiente programa y nómbrelo “<text:span text:style-name="T3">prog06.pp</text:span>” y compílelo y ejecútelo.</text:p>
      <text:p text:style-name="P20"><draw:frame draw:style-name="fr2" draw:name="Marco2" text:anchor-type="paragraph" svg:y="0.265cm" svg:width="14.317cm" svg:height="8.738cm" draw:z-index="5"><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lse</text:p><text:p text:style-name="P14"><text:s text:c="3"/>begin</text:p><text:p text:style-name="P14"><text:s text:c="4"/>Writeln('R tiene que ser un valor superior a 1');</text:p><text:p text:style-name="P14"><text:s text:c="3"/>end;</text:p><text:p text:style-name="P14">end.</text:p></draw:text-box></draw:frame></text:p>
      <text:p text:style-name="P18"/>
      <text:p text:style-name="P23">Escriba el siguiente programa y nómbrelo “<text:span text:style-name="T3">prog07.pp</text:span>” y compílelo y ejecútelo.</text:p>
      <text:p text:style-name="Standard"><draw:frame draw:style-name="fr2" draw:name="Marco6" text:anchor-type="paragraph" svg:y="0.265cm" svg:width="14.295cm" svg:height="11.806cm" draw:z-index="2"><draw:text-box><text:p text:style-name="P14">program Calcular_n_potencias;</text:p><text:p text:style-name="P14"/><text:p text:style-name="P14">uses Math;</text:p><text:p text:style-name="P14"/><text:p text:style-name="P14">var</text:p><text:p text:style-name="P14"><text:s text:c="2"/>r, n, i, suma : Integer;</text:p><text:p text:style-name="P14"/><text:p text:style-name="P14">begin</text:p><text:p text:style-name="P14"><text:s text:c="2"/>Write('R: ');</text:p><text:p text:style-name="P14"><text:s text:c="2"/>Readln(r);</text:p><text:p text:style-name="P14"><text:s text:c="2"/>if r &gt; 1 then</text:p><text:p text:style-name="P14"><text:s text:c="5"/>begin</text:p><text:p text:style-name="P14"><text:s text:c="6"/>Write('N: ');</text:p><text:p text:style-name="P14"><text:s text:c="6"/>Readln(n);</text:p><text:p text:style-name="P14"><text:s text:c="6"/>Write('Resultado: ');</text:p><text:p text:style-name="P14"><text:s text:c="6"/>Writeln((r**n-1) div (r-1));</text:p><text:p text:style-name="P14"><text:s text:c="6"/>// Método mecánico</text:p><text:p text:style-name="P14"><text:s text:c="6"/>suma := 0;</text:p><text:p text:style-name="P14"><text:s text:c="6"/>for i := 0 to n-1 do</text:p><text:p text:style-name="P14"><text:s text:c="10"/>begin</text:p><text:p text:style-name="P14"><text:s text:c="11"/>suma := suma + r**i;</text:p><text:p text:style-name="P14"><text:s text:c="10"/>end;</text:p><text:p text:style-name="P14"><text:s text:c="6"/>Write('Resultado Mecánico: ');</text:p><text:p text:style-name="P14"><text:s text:c="6"/>Writeln(suma);</text:p><text:p text:style-name="P14"><text:s text:c="5"/>end</text:p><text:p text:style-name="P14"><text:s text:c="2"/>else</text:p><text:p text:style-name="P14"><text:s text:c="5"/>begin</text:p><text:p text:style-name="P14"><text:s text:c="6"/>Writeln('R tiene que ser un valor mayor que 1');</text:p><text:p text:style-name="P14"><text:s text:c="5"/>end;</text:p><text:p text:style-name="P14">end.</text:p></draw:text-box></draw:frame></text:p>
      <text:p text:style-name="P18">Escriba el siguiente programa y nómbrelo “<text:span text:style-name="T3">prog08.pp</text:span>” y compílelo y ejecútelo.</text:p>
      <text:p text:style-name="Standard"><draw:frame draw:style-name="fr1" draw:name="Marco8" text:anchor-type="paragraph" svg:x="0.351cm" svg:y="0.272cm" svg:width="14.295cm" svg:height="5.877cm" draw:z-index="3"><draw:text-box><text:p text:style-name="P14">program Prueba_Mientras;</text:p><text:p text:style-name="P14"/><text:p text:style-name="P14">var</text:p><text:p text:style-name="P14"><text:s text:c="2"/>cadena : string;</text:p><text:p text:style-name="P14"/><text:p text:style-name="P14">begin</text:p><text:p text:style-name="P14"><text:s text:c="2"/>cadena := ''; // Una cadena vacía</text:p><text:p text:style-name="P14"><text:s text:c="2"/>while cadena &lt;&gt; '.' do</text:p><text:p text:style-name="P14"><text:s text:c="8"/>begin</text:p><text:p text:style-name="P14"><text:s text:c="9"/>Write('Escriba algo (Un punto para terminar) : ');</text:p><text:p text:style-name="P14"><text:s text:c="9"/>Readln(cadena);</text:p><text:p text:style-name="P14"><text:s text:c="8"/>end;</text:p><text:p text:style-name="P14"><text:s text:c="2"/>Writeln('Fin del programa');</text:p><text:p text:style-name="P14">end.</text:p></draw:text-box></draw:frame></text:p>
      <text:p text:style-name="P18"/>
      <text:p text:style-name="P23">Escriba el siguiente programa y nómbrelo “<text:span text:style-name="T3">prog09.pp</text:span>” y compílelo y ejecútelo.</text:p>
      <text:p text:style-name="Standard"><draw:frame draw:style-name="fr1" draw:name="Marco9" text:anchor-type="paragraph" svg:x="0.351cm" svg:y="0.272cm" svg:width="14.295cm" svg:height="4.591cm" draw:z-index="7"><draw:text-box><text:p text:style-name="P14">program Prueba_Repetir;</text:p><text:p text:style-name="P14"/><text:p text:style-name="P14">var</text:p><text:p text:style-name="P14"><text:s text:c="2"/>nombre : string;</text:p><text:p text:style-name="P14"/><text:p text:style-name="P14">begin</text:p><text:p text:style-name="P14"><text:s text:c="2"/>repeat</text:p><text:p text:style-name="P14"><text:s text:c="4"/>Write('Escriba su nombre: ');</text:p><text:p text:style-name="P14"><text:s text:c="4"/>Readln(nombre);</text:p><text:p text:style-name="P14"><text:s text:c="2"/>until nombre&lt;&gt;'';</text:p><text:p text:style-name="P14">end.</text:p></draw:text-box></draw:frame></text:p>
      <text:p text:style-name="P18">Escriba el siguiente programa y nómbrelo “<text:span text:style-name="T3">prog10.pp</text:span>” y compílelo y ejecútelo.</text:p>
      <text:p text:style-name="Standard"><draw:frame draw:style-name="fr1" draw:name="Marco10" text:anchor-type="paragraph" svg:x="0.351cm" svg:y="0.272cm" svg:width="14.295cm" svg:height="13.974cm" draw:z-index="8"><draw:text-box><text:p text:style-name="P14">program Dias_Semana;</text:p><text:p text:style-name="P14"/><text:p text:style-name="P14">var</text:p><text:p text:style-name="P14"><text:s text:c="2"/>diasemana : Integer;</text:p><text:p text:style-name="P14"/><text:p text:style-name="P14">begin</text:p><text:p text:style-name="P14"><text:s text:c="2"/>Write('Introduzca el día de la semana: ');</text:p><text:p text:style-name="P14"><text:s text:c="2"/>Readln(diasemana);</text:p><text:p text:style-name="P14"><text:s text:c="2"/>case diasemana of</text:p><text:p text:style-name="P14"><text:s text:c="4"/>1 : begin</text:p><text:p text:style-name="P14"><text:s text:c="10"/>Writeln('Lunes');</text:p><text:p text:style-name="P14"><text:s text:c="8"/>end;</text:p><text:p text:style-name="P14"><text:s text:c="4"/>2 : begin</text:p><text:p text:style-name="P14"><text:s text:c="10"/>Writeln('Martes');</text:p><text:p text:style-name="P14"><text:s text:c="8"/>end;</text:p><text:p text:style-name="P14"><text:s text:c="4"/>3 : begin</text:p><text:p text:style-name="P14"><text:s text:c="10"/>Writeln('Miercoles');</text:p><text:p text:style-name="P14"><text:s text:c="8"/>end;</text:p><text:p text:style-name="P14"><text:s text:c="4"/>4 : begin</text:p><text:p text:style-name="P14"><text:s text:c="10"/>Writeln('Jueves');</text:p><text:p text:style-name="P14"><text:s text:c="8"/>end;</text:p><text:p text:style-name="P14"><text:s text:c="4"/>5 : begin</text:p><text:p text:style-name="P14"><text:s text:c="10"/>Writeln('Viernes');</text:p><text:p text:style-name="P14"><text:s text:c="8"/>end;</text:p><text:p text:style-name="P14"><text:s text:c="4"/>6 : begin</text:p><text:p text:style-name="P14"><text:s text:c="10"/>Writeln('Sábado');</text:p><text:p text:style-name="P14"><text:s text:c="8"/>end;</text:p><text:p text:style-name="P14"><text:s text:c="4"/>7 : begin</text:p><text:p text:style-name="P14"><text:s text:c="10"/>Writeln('Domingo');</text:p><text:p text:style-name="P14"><text:s text:c="8"/>end;</text:p><text:p text:style-name="P14"><text:s text:c="4"/>else</text:p><text:p text:style-name="P14"><text:s text:c="8"/>begin</text:p><text:p text:style-name="P14"><text:s text:c="10"/>Writeln('Número no válido');</text:p><text:p text:style-name="P14"><text:s text:c="8"/>end;</text:p><text:p text:style-name="P14"><text:s text:c="2"/>end;</text:p><text:p text:style-name="P16">end.</text:p></draw:text-box></draw:frame></text:p>
      <text:p text:style-name="P18"/>
      <text:p text:style-name="P23">Escriba el siguiente programa y nómbrelo “<text:span text:style-name="T3">prog11.pp</text:span>” y compílelo y ejecútelo.</text:p>
      <text:p text:style-name="Standard"><draw:frame draw:style-name="fr1" draw:name="Marco11" text:anchor-type="paragraph" svg:x="0.351cm" svg:y="0.272cm" svg:width="14.295cm" svg:height="8.761cm" draw:z-index="9"><draw:text-box><text:p text:style-name="P14">program Funciones;</text:p><text:p text:style-name="P14"/><text:p text:style-name="P14">var</text:p><text:p text:style-name="P14"><text:s text:c="2"/>n, m : integer;</text:p><text:p text:style-name="P14"/><text:p text:style-name="P14">function max(a, b : integer) : integer;</text:p><text:p text:style-name="P14"><text:s text:c="2"/>begin</text:p><text:p text:style-name="P14"><text:s text:c="4"/>if a &gt;= b then</text:p><text:p text:style-name="P14"><text:s text:c="7"/>begin</text:p><text:p text:style-name="P14"><text:s text:c="9"/>max := a</text:p><text:p text:style-name="P14"><text:s text:c="7"/>end</text:p><text:p text:style-name="P14"><text:s text:c="4"/>else</text:p><text:p text:style-name="P14"><text:s text:c="7"/>begin</text:p><text:p text:style-name="P14"><text:s text:c="9"/>max := b;</text:p><text:p text:style-name="P14"><text:s text:c="7"/>end;</text:p><text:p text:style-name="P14"><text:s text:c="2"/>end;</text:p><text:p text:style-name="P14"/><text:p text:style-name="P14">begin</text:p><text:p text:style-name="P14"><text:s text:c="2"/>Write('Introduzca el valor entero M: '); readln(m);</text:p><text:p text:style-name="P14"><text:s text:c="2"/>Write('Introduzca el valor entero N: '); readln(n);</text:p><text:p text:style-name="P14"><text:s text:c="2"/>Writeln('El máximo entre ', M, ' y ', N, ' es ', max(m, n));</text:p><text:p text:style-name="P14">end.</text:p></draw:text-box></draw:frame></text:p>
      <text:p text:style-name="P18">Escriba el siguiente programa y nómbrelo “<text:span text:style-name="T3">prog12.pp</text:span>” y compílelo.</text:p>
      <text:p text:style-name="Standard"><draw:frame draw:style-name="fr1" draw:name="Marco12" text:anchor-type="paragraph" svg:x="0.351cm" svg:y="0.272cm" svg:width="14.295cm" svg:height="9.581cm" draw:z-index="10"><draw:text-box><text:p text:style-name="P14">program Variables;</text:p><text:p text:style-name="P14"/><text:p text:style-name="P14">var</text:p><text:p text:style-name="P14"><text:s text:c="2"/>a : integer;</text:p><text:p text:style-name="P14"/><text:p text:style-name="P14">procedure Asignar;</text:p><text:p text:style-name="P14"><text:s text:c="2"/>var</text:p><text:p text:style-name="P14"><text:s text:c="4"/>b, c : integer;</text:p><text:p text:style-name="P14"><text:s text:c="2"/>begin</text:p><text:p text:style-name="P14"><text:s text:c="4"/>a := 15;</text:p><text:p text:style-name="P14"><text:s text:c="4"/>b := 10;</text:p><text:p text:style-name="P14"><text:s text:c="4"/>c := b;</text:p><text:p text:style-name="P14"><text:s text:c="4"/>d := b;</text:p><text:p text:style-name="P14"><text:s text:c="2"/>end;</text:p><text:p text:style-name="P14">p</text:p><text:p text:style-name="P14">var</text:p><text:p text:style-name="P14"><text:s text:c="2"/>b, d : integer; </text:p><text:p text:style-name="P14"/><text:p text:style-name="P14">begin</text:p><text:p text:style-name="P14"><text:s text:c="2"/>a := 10;</text:p><text:p text:style-name="P14"><text:s text:c="2"/>b := 5;</text:p><text:p text:style-name="P14"><text:s text:c="2"/>Asignar;</text:p><text:p text:style-name="P14"><text:s text:c="2"/>c := 4;</text:p><text:p text:style-name="P14">end.</text:p></draw:text-box></draw:frame></text:p>
      <text:p text:style-name="P19">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100%" fo:margin-left="0.508cm" fo:margin-right="0cm" fo:margin-top="0cm" fo:margin-bottom="0cm" fo:text-align="justify" style:justify-single-word="false" fo:text-indent="-0.508cm" style:auto-text-indent="false"/>
      <style:text-properties style:font-name="Arial" style:font-name-complex="Ari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size="10pt" fo:language="es" fo:country="AR" fo:font-weight="bold"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size="11pt" fo:font-weight="bold" style:font-size-asian="11pt" style:font-weight-asian="bold" style:font-name-complex="Arial"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size="11pt" fo:font-weight="bold" style:font-size-asian="11pt" style:font-weight-asian="bold" style:font-name-complex="Arial" style:font-size-complex="2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WW-Epígrafe" style:family="paragraph" style:parent-style-name="Standard" style:next-style-name="Standard">
      <style:paragraph-properties fo:text-align="center" style:justify-single-word="false"/>
      <style:text-properties style:font-name="Arial" fo:font-weight="bold" style:font-weight-asian="bold" style:font-name-complex="Arial"/>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language="es" fo:country="ES" style:font-size-complex="10pt"/>
    </style:style>
    <style:style style:name="WW-Sangría_20_2_20_de_20_t._20_independiente" style:display-name="WW-Sangría 2 de t. independiente" style:family="paragraph" style:parent-style-name="Standard">
      <style:paragraph-properties fo:margin="100%" fo:margin-left="0.635cm" fo:margin-right="0cm" fo:margin-top="0cm" fo:margin-bottom="0cm" fo:text-align="justify" style:justify-single-word="false" fo:text-indent="0cm" style:auto-text-indent="false"/>
      <style:text-properties style:font-name="Arial" style:font-name-complex="Arial"/>
    </style:style>
    <style:style style:name="WW-Sangría_20_3_20_de_20_t._20_independiente" style:display-name="WW-Sangría 3 de t. independiente" style:family="paragraph" style:parent-style-name="Standard">
      <style:paragraph-properties fo:margin="100%" fo:margin-left="1.016cm" fo:margin-right="0cm" fo:margin-top="0cm" fo:margin-bottom="0cm" fo:text-align="justify" style:justify-single-word="false" fo:text-indent="-0.508cm" style:auto-text-indent="false"/>
      <style:text-properties style:font-name="Arial" style:font-name-complex="Arial"/>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 fo:font-size="11pt" style:font-size-asian="11pt" style:font-name-complex="Arial"/>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size="11pt" style:font-size-asian="11pt" style:font-name-complex="Arial"/>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fo:font-size="11pt" style:font-size-asian="11pt"/>
    </style:style>
    <style:style style:name="WW8Num11z2" style:family="text">
      <style:text-properties style:font-name="Wingdings"/>
    </style:style>
    <style:style style:name="WW8Num11z4" style:family="text">
      <style:text-properties style:font-name="Courier New"/>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urier New" fo:font-size="11pt" style:font-size-asian="11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Courier New" fo:font-size="11pt" style:font-size-asian="11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fo:color="#000000"/>
    </style:style>
    <style:style style:name="WW8Num24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Verdana" style:font-name-asian="Times New Roman" style:font-name-complex="Times New Roman"/>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43z0" style:family="text">
      <style:text-properties style:font-name="Courier New" fo:font-size="11pt" style:font-size-asian="11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Courier New" fo:font-size="11pt" style:font-size-asian="11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81z0" style:family="text">
      <style:text-properties style:font-name="Courier New" fo:font-size="11pt" style:font-size-asian="11pt"/>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96z0" style:family="text">
      <style:text-properties style:font-name="Courier New" fo:font-size="11pt" style:font-size-asian="11pt"/>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1" style:family="text">
      <style:text-properties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3z0" style:family="text">
      <style:text-properties fo:color="#000000"/>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style:font-name="Courier New" fo:font-size="11pt" style:font-size-asian="11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Courier New" fo:font-size="11pt" style:font-size-asian="11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3z0" style:family="text">
      <style:text-properties style:font-name="Times New Roman" style:font-name-asian="Times New Roman" style:font-name-complex="Times New Roman"/>
    </style:style>
    <style:style style:name="WW8Num113z1" style:family="text">
      <style:text-properties style:font-name="Courier New" style:font-name-complex="Times New Roman"/>
    </style:style>
    <style:style style:name="WW8Num114z0" style:family="text">
      <style:text-properties style:font-name="Symbol"/>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0" style:family="text">
      <style:text-properties style:font-name="Courier New" fo:font-size="11pt" style:font-size-asian="11pt"/>
    </style:style>
    <style:style style:name="WW8Num118z1" style:family="text">
      <style:text-properties style:font-name="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Verdana" style:font-name-asian="Times New Roman" style:font-name-complex="Times New Roman"/>
    </style:style>
    <style:style style:name="WW8Num124z1" style:family="text">
      <style:text-properties style:font-name="Courier New"/>
    </style:style>
    <style:style style:name="WW8Num124z2" style:family="text">
      <style:text-properties style:font-name="Wingdings"/>
    </style:style>
    <style:style style:name="WW8Num124z3" style:family="text">
      <style:text-properties style:font-name="Symbol"/>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9z0" style:family="text">
      <style:text-properties style:font-name="Courier New" fo:font-size="11pt" style:font-size-asian="11pt"/>
    </style:style>
    <style:style style:name="WW8Num129z1" style:family="text">
      <style:text-properties style:font-name="Courier New"/>
    </style:style>
    <style:style style:name="WW8Num129z2" style:family="text">
      <style:text-properties style:font-name="Wingdings"/>
    </style:style>
    <style:style style:name="WW8Num129z3" style:family="text">
      <style:text-properties style:font-name="Symbol"/>
    </style:style>
    <style:style style:name="WW8Num132z0" style:family="text">
      <style:text-properties style:font-name="Symbol"/>
    </style:style>
    <style:style style:name="WW8Num132z1" style:family="text">
      <style:text-properties style:font-name="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5z0" style:family="text">
      <style:text-properties style:font-name="Verdana" style:font-name-asian="Times New Roman" style:font-name-complex="Times New Roman"/>
    </style:style>
    <style:style style:name="WW8Num135z1" style:family="text">
      <style:text-properties style:font-name="Courier New"/>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style>
    <style:style style:name="WW8Num136z1" style:family="text">
      <style:text-properties style:font-name="Courier New" style:font-name-complex="Courier New"/>
    </style:style>
    <style:style style:name="WW8Num136z2" style:family="text">
      <style:text-properties style:font-name="Wingdings"/>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8z0" style:family="text">
      <style:text-properties style:font-name="Courier New" fo:font-size="11pt" style:font-size-asian="11pt"/>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style>
    <style:style style:name="WW8Num139z2" style:family="text">
      <style:text-properties style:font-name="Wingdings"/>
    </style:style>
    <style:style style:name="WW8Num141z0" style:family="text">
      <style:text-properties fo:color="#000000"/>
    </style:style>
    <style:style style:name="WW8Num143z0" style:family="text">
      <style:text-properties style:font-name="Symbol"/>
    </style:style>
    <style:style style:name="WW8Num143z1" style:family="text">
      <style:text-properties style:font-name="Courier New"/>
    </style:style>
    <style:style style:name="WW8Num143z2" style:family="text">
      <style:text-properties style:font-name="Wingdings"/>
    </style:style>
    <style:style style:name="WW8Num145z0" style:family="text">
      <style:text-properties style:font-name="Verdana" style:font-name-asian="Times New Roman" style:font-name-complex="Times New Roman"/>
    </style:style>
    <style:style style:name="WW8Num145z1" style:family="text">
      <style:text-properties style:font-name="Courier New"/>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8z0" style:family="text">
      <style:text-properties style:font-name="Symbol"/>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Arial" style:font-name-asian="Times New Roman" style:font-name-complex="Arial"/>
    </style:style>
    <style:style style:name="WW8Num152z2" style:family="text">
      <style:text-properties style:font-name="Wingdings"/>
    </style:style>
    <style:style style:name="WW8Num152z4" style:family="text">
      <style:text-properties style:font-name="Courier New"/>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fo:font-weight="normal" style:font-weight-asian="normal"/>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163z0" style:family="text">
      <style:text-properties fo:color="#000000"/>
    </style:style>
    <style:style style:name="WW8Num169z0" style:family="text">
      <style:text-properties style:font-name="Symbol"/>
    </style:style>
    <style:style style:name="WW8Num169z1" style:family="text">
      <style:text-properties style:font-name="Courier New"/>
    </style:style>
    <style:style style:name="WW8Num169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5z0" style:family="text">
      <style:text-properties style:font-name="Symbol"/>
    </style:style>
    <style:style style:name="WW8Num175z1" style:family="text">
      <style:text-properties style:font-name="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style>
    <style:style style:name="WW8Num177z2"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1z0" style:family="text">
      <style:text-properties style:font-name="Courier New" fo:font-size="11pt" style:font-size-asian="11pt"/>
    </style:style>
    <style:style style:name="WW8Num181z1" style:family="text">
      <style:text-properties style:font-name="Courier New"/>
    </style:style>
    <style:style style:name="WW8Num181z2" style:family="text">
      <style:text-properties style:font-name="Wingdings"/>
    </style:style>
    <style:style style:name="WW8Num181z3" style:family="text">
      <style:text-properties style:font-name="Symbol"/>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style>
    <style:style style:name="MT1" style:family="text">
      <style:text-properties style:font-name="Arial" fo:font-size="10pt" style:font-size-asian="10pt" style:font-name-complex="Arial"/>
    </style:style>
    <style:style style:name="MT2" style:family="text">
      <style:text-properties fo:color="#0000ff" style:font-name="Arial" fo:font-size="10pt" fo:font-weight="bold" style:font-size-asian="10pt" style:font-weight-asian="bold" style:font-name-complex="Arial"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3 - Compilando en GNU/Linux</text:p>
      </style:header>
      <style:footer>
        <text:p text:style-name="MP3"><text:span text:style-name="MT1">Ing. Arellano - Ing. Aguiar</text:span><text:tab/><text:span text:style-name="MT2">Año 201</text:span><text:span text:style-name="MT2">3</text:span><text:tab/><text:span text:style-name="Page_20_Number"><text:span text:style-name="MT1"><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Práctico 3 - Compilando en Linux</dc:title>
    <meta:initial-creator>Gabriel Arellano</meta:initial-creator>
    <meta:creation-date>2003-10-03T12:35:00</meta:creation-date>
    <dc:creator>Gabriel Arellano</dc:creator>
    <dc:date>2013-09-05T18:59:48</dc:date>
    <meta:print-date>2003-08-08T13:38:00</meta:print-date>
    <dc:language>en-US</dc:language>
    <meta:editing-cycles>218</meta:editing-cycles>
    <meta:editing-duration>PT23H9M37S</meta:editing-duration>
    <meta:document-statistic meta:table-count="0" meta:image-count="0" meta:object-count="0" meta:page-count="7" meta:paragraph-count="245" meta:word-count="1388" meta:character-count="9350" meta:non-whitespace-character-count="7574"/>
    <meta:user-defined meta:name="Info 1"/>
    <meta:user-defined meta:name="Info 2"/>
    <meta:user-defined meta:name="Info 3"/>
    <meta:user-defined meta:name="Info 4"/>
  </office:meta>
</office:document-meta>
</file>